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a96" officeooo:paragraph-rsid="00006a96"/>
    </style:style>
    <style:style style:name="P2" style:family="paragraph" style:parent-style-name="Standard" style:list-style-name="L1">
      <style:text-properties officeooo:rsid="00006a96" officeooo:paragraph-rsid="00006a96"/>
    </style:style>
    <style:style style:name="P3" style:family="paragraph" style:parent-style-name="Standard" style:list-style-name="L1">
      <style:text-properties officeooo:rsid="00006a96" officeooo:paragraph-rsid="00037115"/>
    </style:style>
    <style:style style:name="P4" style:family="paragraph" style:parent-style-name="Standard" style:list-style-name="L1">
      <style:text-properties officeooo:rsid="00006a96" officeooo:paragraph-rsid="0004dec7"/>
    </style:style>
    <style:style style:name="P5" style:family="paragraph" style:parent-style-name="Standard" style:list-style-name="L1">
      <style:text-properties officeooo:rsid="0004dec7" officeooo:paragraph-rsid="0004dec7"/>
    </style:style>
    <style:style style:name="T1" style:family="text">
      <style:text-properties officeooo:rsid="0002061f"/>
    </style:style>
    <style:style style:name="T2" style:family="text">
      <style:text-properties officeooo:rsid="00037115"/>
    </style:style>
    <style:style style:name="T3" style:family="text">
      <style:text-properties officeooo:rsid="0004dec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</text:p>
      <text:p text:style-name="P1"/>
      <text:list xml:id="list2704724729332366794" text:style-name="L1">
        <text:list-item>
          <text:p text:style-name="P2">Open the app.</text:p>
        </text:list-item>
        <text:list-item>
          <text:p text:style-name="P3"><text:span text:style-name="T2">If user has already account then select login process enter username and password in login <text:s text:c="2"/><text:tab/>and proceed.</text:span></text:p>
        </text:list-item>
        <text:list-item>
          <text:p text:style-name="P4"><text:span text:style-name="T3">If user has no account then </text:span>select create new <text:span text:style-name="T2">user <text:s/>then select register for registering purpose <text:tab/>and then user will login</text:span>.</text:p>
        </text:list-item>
        <text:list-item>
          <text:p text:style-name="P4">After login user will able to see the home page. </text:p>
        </text:list-item>
        <text:list-item>
          <text:p text:style-name="P2">In home page different operations are there like <text:span text:style-name="T2">Access online account,Loan application,Money Transfer,Customer service.</text:span></text:p>
        </text:list-item>
        <text:list-item>
          <text:p text:style-name="P2">If user select the money transfer operations it will show the <text:span text:style-name="T2">application</text:span> form of money transfer</text:p>
        </text:list-item>
        <text:list-item>
          <text:p text:style-name="P2">In the form user will enter</text:p>
          <text:p text:style-name="P2">a) Account Number</text:p>
          <text:p text:style-name="P2"><text:s/>b) IFSC Code</text:p>
          <text:p text:style-name="P4"><text:span text:style-name="T2">c) </text:span><text:s/><text:span text:style-name="T2">Enter amount</text:span></text:p>
          <text:p text:style-name="P4"><text:span text:style-name="T2">d</text:span>) Account holder’s Name</text:p>
          <text:p text:style-name="P2"><text:span text:style-name="T2">e</text:span>) and then proceed. </text:p>
        </text:list-item>
        <text:list-item>
          <text:p text:style-name="P2">If user selects the view account balance then it will show the details of account.</text:p>
        </text:list-item>
        <text:list-item>
          <text:p text:style-name="P2">For that user musr enter </text:p>
          <text:p text:style-name="P2">a) Account Number </text:p>
          <text:p text:style-name="P2">b) <text:s/>Account holder Name</text:p>
          <text:p text:style-name="P2">c) view the balance.</text:p>
        </text:list-item>
        <text:list-item>
          <text:p text:style-name="P2">If user <text:span text:style-name="T2">select loan application then it will show the different operations.</text:span></text:p>
          <text:p text:style-name="P2">a) In process user must enter</text:p>
          <text:p text:style-name="P2">b) <text:span text:style-name="T2">loan type</text:span></text:p>
          <text:p text:style-name="P2">c) <text:span text:style-name="T2">application form</text:span></text:p>
          <text:p text:style-name="P2">d) <text:span text:style-name="T2">view bank confirmation</text:span></text:p>
          <text:p text:style-name="P2">e) and then proceed.</text:p>
        </text:list-item>
        <text:list-item>
          <text:p text:style-name="P5">If user select customer service then it will show the different operations.</text:p>
          <text:p text:style-name="P5">a) user must select service whichever he needed.</text:p>
          <text:p text:style-name="P5">b) If he want chat with customer representative</text:p>
        </text:list-item>
        <text:list-item>
          <text:p text:style-name="P2">After usage of application user will logout from application.</text:p>
          <text:p text:style-name="P2"/>
        </text:list-item>
      </text:list>
      <text:p text:style-name="P1"/>
      <text:p text:style-name="P1">Algorithm used to secure data:</text:p>
      <text:p text:style-name="P1"><text:s/>use the encryption and decrytion method related to cipher text.</text:p>
      <text:p text:style-name="P1">package used to secure <text:span text:style-name="T1">the data javax.crypto.*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23:02.898121557</meta:creation-date>
    <dc:date>2018-10-31T18:27:39.667579703</dc:date>
    <meta:editing-duration>PT1H8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39" meta:character-count="1386" meta:non-whitespace-character-count="1177"/>
  </office:meta>
</office:document-meta>
</file>